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Lp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Dania</text:p>
          </table:table-cell>
          <table:table-cell office:value-type="float" office:value="54645">
            <text:p>54645</text:p>
          </table:table-cell>
          <table:table-cell office:value-type="float" office:value="55130">
            <text:p>55130</text:p>
          </table:table-cell>
          <table:table-cell table:formula="of:=[.C2]-[.D2]" office:value-type="float" office:value="-485">
            <text:p>-485</text:p>
          </table:table-cell>
          <table:table-cell table:formula="of:=[.E2]/[.D2]*100" office:value-type="float" office:value="-0.879738799201886">
            <text:p>-0,88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Norwegia</text:p>
          </table:table-cell>
          <table:table-cell office:value-type="float" office:value="40611">
            <text:p>40611</text:p>
          </table:table-cell>
          <table:table-cell office:value-type="float" office:value="40759">
            <text:p>40759</text:p>
          </table:table-cell>
          <table:table-cell table:formula="of:=[.C3]-[.D3]" office:value-type="float" office:value="-148">
            <text:p>-148</text:p>
          </table:table-cell>
          <table:table-cell table:formula="of:=[.E3]/[.D3]*100" office:value-type="float" office:value="-0.363109987978115">
            <text:p>-0,36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Islandia</text:p>
          </table:table-cell>
          <table:table-cell office:value-type="float" office:value="2308">
            <text:p>2308</text:p>
          </table:table-cell>
          <table:table-cell office:value-type="float" office:value="2296">
            <text:p>2296</text:p>
          </table:table-cell>
          <table:table-cell table:formula="of:=[.C4]-[.D4]" office:value-type="float" office:value="12">
            <text:p>12</text:p>
          </table:table-cell>
          <table:table-cell table:formula="of:=[.E4]/[.D4]*100" office:value-type="float" office:value="0.522648083623693">
            <text:p>0,52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Estonia</text:p>
          </table:table-cell>
          <table:table-cell office:value-type="float" office:value="15811">
            <text:p>15811</text:p>
          </table:table-cell>
          <table:table-cell office:value-type="float" office:value="15669">
            <text:p>15669</text:p>
          </table:table-cell>
          <table:table-cell table:formula="of:=[.C5]-[.D5]" office:value-type="float" office:value="142">
            <text:p>142</text:p>
          </table:table-cell>
          <table:table-cell table:formula="of:=[.E5]/[.D5]*100" office:value-type="float" office:value="0.906248005616185">
            <text:p>0,91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Finlandia</text:p>
          </table:table-cell>
          <table:table-cell office:value-type="float" office:value="55488">
            <text:p>55488</text:p>
          </table:table-cell>
          <table:table-cell office:value-type="float" office:value="54778">
            <text:p>54778</text:p>
          </table:table-cell>
          <table:table-cell table:formula="of:=[.C6]-[.D6]" office:value-type="float" office:value="710">
            <text:p>710</text:p>
          </table:table-cell>
          <table:table-cell table:formula="of:=[.E6]/[.D6]*100" office:value-type="float" office:value="1.29614078644711">
            <text:p>1,30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Łotwa</text:p>
          </table:table-cell>
          <table:table-cell office:value-type="float" office:value="28854">
            <text:p>28854</text:p>
          </table:table-cell>
          <table:table-cell office:value-type="float" office:value="28087">
            <text:p>28087</text:p>
          </table:table-cell>
          <table:table-cell table:formula="of:=[.C7]-[.D7]" office:value-type="float" office:value="767">
            <text:p>767</text:p>
          </table:table-cell>
          <table:table-cell table:formula="of:=[.E7]/[.D7]*100" office:value-type="float" office:value="2.73080072631467">
            <text:p>2,73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Cypr</text:p>
          </table:table-cell>
          <table:table-cell office:value-type="float" office:value="6381">
            <text:p>6381</text:p>
          </table:table-cell>
          <table:table-cell office:value-type="float" office:value="6184">
            <text:p>6184</text:p>
          </table:table-cell>
          <table:table-cell table:formula="of:=[.C8]-[.D8]" office:value-type="float" office:value="197">
            <text:p>197</text:p>
          </table:table-cell>
          <table:table-cell table:formula="of:=[.E8]/[.D8]*100" office:value-type="float" office:value="3.1856403622251">
            <text:p>3,19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Niemcy</text:p>
          </table:table-cell>
          <table:table-cell office:value-type="float" office:value="985572">
            <text:p>985572</text:p>
          </table:table-cell>
          <table:table-cell office:value-type="float" office:value="954337">
            <text:p>954337</text:p>
          </table:table-cell>
          <table:table-cell table:formula="of:=[.C9]-[.D9]" office:value-type="float" office:value="31235">
            <text:p>31235</text:p>
          </table:table-cell>
          <table:table-cell table:formula="of:=[.E9]/[.D9]*100" office:value-type="float" office:value="3.27295284579766">
            <text:p>3,27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Luksemburg</text:p>
          </table:table-cell>
          <table:table-cell office:value-type="float" office:value="4609">
            <text:p>4609</text:p>
          </table:table-cell>
          <table:table-cell office:value-type="float" office:value="4448">
            <text:p>4448</text:p>
          </table:table-cell>
          <table:table-cell table:formula="of:=[.C10]-[.D10]" office:value-type="float" office:value="161">
            <text:p>161</text:p>
          </table:table-cell>
          <table:table-cell table:formula="of:=[.E10]/[.D10]*100" office:value-type="float" office:value="3.61960431654676">
            <text:p>3,62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Irlandia</text:p>
          </table:table-cell>
          <table:table-cell office:value-type="float" office:value="32856">
            <text:p>32856</text:p>
          </table:table-cell>
          <table:table-cell office:value-type="float" office:value="31483">
            <text:p>31483</text:p>
          </table:table-cell>
          <table:table-cell table:formula="of:=[.C11]-[.D11]" office:value-type="float" office:value="1373">
            <text:p>1373</text:p>
          </table:table-cell>
          <table:table-cell table:formula="of:=[.E11]/[.D11]*100" office:value-type="float" office:value="4.36108375948925">
            <text:p>4,36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Grecja</text:p>
          </table:table-cell>
          <table:table-cell office:value-type="float" office:value="131025">
            <text:p>131025</text:p>
          </table:table-cell>
          <table:table-cell office:value-type="float" office:value="124656">
            <text:p>124656</text:p>
          </table:table-cell>
          <table:table-cell table:formula="of:=[.C12]-[.D12]" office:value-type="float" office:value="6369">
            <text:p>6369</text:p>
          </table:table-cell>
          <table:table-cell table:formula="of:=[.E12]/[.D12]*100" office:value-type="float" office:value="5.10926068540624">
            <text:p>5,11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Malta</text:p>
          </table:table-cell>
          <table:table-cell office:value-type="float" office:value="4084">
            <text:p>4084</text:p>
          </table:table-cell>
          <table:table-cell office:value-type="float" office:value="3798">
            <text:p>3798</text:p>
          </table:table-cell>
          <table:table-cell table:formula="of:=[.C13]-[.D13]" office:value-type="float" office:value="286">
            <text:p>286</text:p>
          </table:table-cell>
          <table:table-cell table:formula="of:=[.E13]/[.D13]*100" office:value-type="float" office:value="7.53027909426014">
            <text:p>7,53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Francja</text:p>
          </table:table-cell>
          <table:table-cell office:value-type="float" office:value="654599">
            <text:p>654599</text:p>
          </table:table-cell>
          <table:table-cell office:value-type="float" office:value="605708">
            <text:p>605708</text:p>
          </table:table-cell>
          <table:table-cell table:formula="of:=[.C14]-[.D14]" office:value-type="float" office:value="48891">
            <text:p>48891</text:p>
          </table:table-cell>
          <table:table-cell table:formula="of:=[.E14]/[.D14]*100" office:value-type="float" office:value="8.07171112153051">
            <text:p>8,07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Węgry</text:p>
          </table:table-cell>
          <table:table-cell office:value-type="float" office:value="141002">
            <text:p>141002</text:p>
          </table:table-cell>
          <table:table-cell office:value-type="float" office:value="130156">
            <text:p>130156</text:p>
          </table:table-cell>
          <table:table-cell table:formula="of:=[.C15]-[.D15]" office:value-type="float" office:value="10846">
            <text:p>10846</text:p>
          </table:table-cell>
          <table:table-cell table:formula="of:=[.E15]/[.D15]*100" office:value-type="float" office:value="8.33307723040044">
            <text:p>8,33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Portugalia</text:p>
          </table:table-cell>
          <table:table-cell office:value-type="float" office:value="123396">
            <text:p>123396</text:p>
          </table:table-cell>
          <table:table-cell office:value-type="float" office:value="113479">
            <text:p>113479</text:p>
          </table:table-cell>
          <table:table-cell table:formula="of:=[.C16]-[.D16]" office:value-type="float" office:value="9917">
            <text:p>9917</text:p>
          </table:table-cell>
          <table:table-cell table:formula="of:=[.E16]/[.D16]*100" office:value-type="float" office:value="8.73906185285383">
            <text:p>8,74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Austria</text:p>
          </table:table-cell>
          <table:table-cell office:value-type="float" office:value="91599">
            <text:p>91599</text:p>
          </table:table-cell>
          <table:table-cell office:value-type="float" office:value="84054">
            <text:p>84054</text:p>
          </table:table-cell>
          <table:table-cell table:formula="of:=[.C17]-[.D17]" office:value-type="float" office:value="7545">
            <text:p>7545</text:p>
          </table:table-cell>
          <table:table-cell table:formula="of:=[.E17]/[.D17]*100" office:value-type="float" office:value="8.97637233207224">
            <text:p>8,98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Szwecja</text:p>
          </table:table-cell>
          <table:table-cell office:value-type="float" office:value="98124">
            <text:p>98124</text:p>
          </table:table-cell>
          <table:table-cell office:value-type="float" office:value="90039">
            <text:p>90039</text:p>
          </table:table-cell>
          <table:table-cell table:formula="of:=[.C18]-[.D18]" office:value-type="float" office:value="8085">
            <text:p>8085</text:p>
          </table:table-cell>
          <table:table-cell table:formula="of:=[.E18]/[.D18]*100" office:value-type="float" office:value="8.97944224169527">
            <text:p>8,98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Holandia</text:p>
          </table:table-cell>
          <table:table-cell office:value-type="float" office:value="168678">
            <text:p>168678</text:p>
          </table:table-cell>
          <table:table-cell office:value-type="float" office:value="154479">
            <text:p>154479</text:p>
          </table:table-cell>
          <table:table-cell table:formula="of:=[.C19]-[.D19]" office:value-type="float" office:value="14199">
            <text:p>14199</text:p>
          </table:table-cell>
          <table:table-cell table:formula="of:=[.E19]/[.D19]*100" office:value-type="float" office:value="9.19154059775115">
            <text:p>9,19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Czarnogóra</text:p>
          </table:table-cell>
          <table:table-cell office:value-type="float" office:value="7293">
            <text:p>7293</text:p>
          </table:table-cell>
          <table:table-cell office:value-type="float" office:value="6655">
            <text:p>6655</text:p>
          </table:table-cell>
          <table:table-cell table:formula="of:=[.C20]-[.D20]" office:value-type="float" office:value="638">
            <text:p>638</text:p>
          </table:table-cell>
          <table:table-cell table:formula="of:=[.E20]/[.D20]*100" office:value-type="float" office:value="9.58677685950413">
            <text:p>9,59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Słowacja</text:p>
          </table:table-cell>
          <table:table-cell office:value-type="float" office:value="59089">
            <text:p>59089</text:p>
          </table:table-cell>
          <table:table-cell office:value-type="float" office:value="53751">
            <text:p>53751</text:p>
          </table:table-cell>
          <table:table-cell table:formula="of:=[.C21]-[.D21]" office:value-type="float" office:value="5338">
            <text:p>5338</text:p>
          </table:table-cell>
          <table:table-cell table:formula="of:=[.E21]/[.D21]*100" office:value-type="float" office:value="9.93097802831575">
            <text:p>9,93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Chorwacja</text:p>
          </table:table-cell>
          <table:table-cell office:value-type="float" office:value="57023">
            <text:p>57023</text:p>
          </table:table-cell>
          <table:table-cell office:value-type="float" office:value="51647">
            <text:p>51647</text:p>
          </table:table-cell>
          <table:table-cell table:formula="of:=[.C22]-[.D22]" office:value-type="float" office:value="5376">
            <text:p>5376</text:p>
          </table:table-cell>
          <table:table-cell table:formula="of:=[.E22]/[.D22]*100" office:value-type="float" office:value="10.4091234728058">
            <text:p>10,41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Gruzja</text:p>
          </table:table-cell>
          <table:table-cell office:value-type="float" office:value="50537">
            <text:p>50537</text:p>
          </table:table-cell>
          <table:table-cell office:value-type="float" office:value="45428">
            <text:p>45428</text:p>
          </table:table-cell>
          <table:table-cell table:formula="of:=[.C23]-[.D23]" office:value-type="float" office:value="5109">
            <text:p>5109</text:p>
          </table:table-cell>
          <table:table-cell table:formula="of:=[.E23]/[.D23]*100" office:value-type="float" office:value="11.2463678788412">
            <text:p>11,25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Wielka Brytania</text:p>
          </table:table-cell>
          <table:table-cell office:value-type="float" office:value="689629">
            <text:p>689629</text:p>
          </table:table-cell>
          <table:table-cell office:value-type="float" office:value="612374">
            <text:p>612374</text:p>
          </table:table-cell>
          <table:table-cell table:formula="of:=[.C24]-[.D24]" office:value-type="float" office:value="77255">
            <text:p>77255</text:p>
          </table:table-cell>
          <table:table-cell table:formula="of:=[.E24]/[.D24]*100" office:value-type="float" office:value="12.6156564452442">
            <text:p>12,62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Szwajcaria</text:p>
          </table:table-cell>
          <table:table-cell office:value-type="float" office:value="76195">
            <text:p>76195</text:p>
          </table:table-cell>
          <table:table-cell office:value-type="float" office:value="67623">
            <text:p>67623</text:p>
          </table:table-cell>
          <table:table-cell table:formula="of:=[.C25]-[.D25]" office:value-type="float" office:value="8572">
            <text:p>8572</text:p>
          </table:table-cell>
          <table:table-cell table:formula="of:=[.E25]/[.D25]*100" office:value-type="float" office:value="12.6761604779439">
            <text:p>12,68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Rumunia</text:p>
          </table:table-cell>
          <table:table-cell office:value-type="float" office:value="298651">
            <text:p>298651</text:p>
          </table:table-cell>
          <table:table-cell office:value-type="float" office:value="263383">
            <text:p>263383</text:p>
          </table:table-cell>
          <table:table-cell table:formula="of:=[.C26]-[.D26]" office:value-type="float" office:value="35268">
            <text:p>35268</text:p>
          </table:table-cell>
          <table:table-cell table:formula="of:=[.E26]/[.D26]*100" office:value-type="float" office:value="13.390385863932">
            <text:p>13,39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Czechy</text:p>
          </table:table-cell>
          <table:table-cell office:value-type="float" office:value="129289">
            <text:p>129289</text:p>
          </table:table-cell>
          <table:table-cell office:value-type="float" office:value="113394">
            <text:p>113394</text:p>
          </table:table-cell>
          <table:table-cell table:formula="of:=[.C27]-[.D27]" office:value-type="float" office:value="15895">
            <text:p>15895</text:p>
          </table:table-cell>
          <table:table-cell table:formula="of:=[.E27]/[.D27]*100" office:value-type="float" office:value="14.0174965165705">
            <text:p>14,02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office:value-type="string">
            <text:p>Polska</text:p>
          </table:table-cell>
          <table:table-cell office:value-type="float" office:value="477355">
            <text:p>477355</text:p>
          </table:table-cell>
          <table:table-cell office:value-type="float" office:value="418668">
            <text:p>418668</text:p>
          </table:table-cell>
          <table:table-cell table:formula="of:=[.C28]-[.D28]" office:value-type="float" office:value="58687">
            <text:p>58687</text:p>
          </table:table-cell>
          <table:table-cell table:formula="of:=[.E28]/[.D28]*100" office:value-type="float" office:value="14.0175508995194">
            <text:p>14,02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Słowenia</text:p>
          </table:table-cell>
          <table:table-cell office:value-type="float" office:value="24016">
            <text:p>24016</text:p>
          </table:table-cell>
          <table:table-cell office:value-type="float" office:value="20912">
            <text:p>20912</text:p>
          </table:table-cell>
          <table:table-cell table:formula="of:=[.C29]-[.D29]" office:value-type="float" office:value="3104">
            <text:p>3104</text:p>
          </table:table-cell>
          <table:table-cell table:formula="of:=[.E29]/[.D29]*100" office:value-type="float" office:value="14.8431522570773">
            <text:p>14,84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Serbia</text:p>
          </table:table-cell>
          <table:table-cell office:value-type="float" office:value="116850">
            <text:p>116850</text:p>
          </table:table-cell>
          <table:table-cell office:value-type="float" office:value="101184">
            <text:p>101184</text:p>
          </table:table-cell>
          <table:table-cell table:formula="of:=[.C30]-[.D30]" office:value-type="float" office:value="15666">
            <text:p>15666</text:p>
          </table:table-cell>
          <table:table-cell table:formula="of:=[.E30]/[.D30]*100" office:value-type="float" office:value="15.4826850094877">
            <text:p>15,48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Bułgaria</text:p>
          </table:table-cell>
          <table:table-cell office:value-type="float" office:value="124735">
            <text:p>124735</text:p>
          </table:table-cell>
          <table:table-cell office:value-type="float" office:value="107883">
            <text:p>107883</text:p>
          </table:table-cell>
          <table:table-cell table:formula="of:=[.C31]-[.D31]" office:value-type="float" office:value="16852">
            <text:p>16852</text:p>
          </table:table-cell>
          <table:table-cell table:formula="of:=[.E31]/[.D31]*100" office:value-type="float" office:value="15.6206260485897">
            <text:p>15,62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Litwa</text:p>
          </table:table-cell>
          <table:table-cell office:value-type="float" office:value="43547">
            <text:p>43547</text:p>
          </table:table-cell>
          <table:table-cell office:value-type="float" office:value="37619">
            <text:p>37619</text:p>
          </table:table-cell>
          <table:table-cell table:formula="of:=[.C32]-[.D32]" office:value-type="float" office:value="5928">
            <text:p>5928</text:p>
          </table:table-cell>
          <table:table-cell table:formula="of:=[.E32]/[.D32]*100" office:value-type="float" office:value="15.757994630373">
            <text:p>15,76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Belgia</text:p>
          </table:table-cell>
          <table:table-cell office:value-type="float" office:value="126850">
            <text:p>126850</text:p>
          </table:table-cell>
          <table:table-cell office:value-type="float" office:value="109236">
            <text:p>109236</text:p>
          </table:table-cell>
          <table:table-cell table:formula="of:=[.C33]-[.D33]" office:value-type="float" office:value="17614">
            <text:p>17614</text:p>
          </table:table-cell>
          <table:table-cell table:formula="of:=[.E33]/[.D33]*100" office:value-type="float" office:value="16.1247207880186">
            <text:p>16,12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Hiszpania</text:p>
          </table:table-cell>
          <table:table-cell office:value-type="float" office:value="493776">
            <text:p>493776</text:p>
          </table:table-cell>
          <table:table-cell office:value-type="float" office:value="423639">
            <text:p>423639</text:p>
          </table:table-cell>
          <table:table-cell table:formula="of:=[.C34]-[.D34]" office:value-type="float" office:value="70137">
            <text:p>70137</text:p>
          </table:table-cell>
          <table:table-cell table:formula="of:=[.E34]/[.D34]*100" office:value-type="float" office:value="16.5558411760957">
            <text:p>16,56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Włochy</text:p>
          </table:table-cell>
          <table:table-cell office:value-type="float" office:value="740317">
            <text:p>740317</text:p>
          </table:table-cell>
          <table:table-cell office:value-type="float" office:value="633358">
            <text:p>633358</text:p>
          </table:table-cell>
          <table:table-cell table:formula="of:=[.C35]-[.D35]" office:value-type="float" office:value="106959">
            <text:p>106959</text:p>
          </table:table-cell>
          <table:table-cell table:formula="of:=[.E35]/[.D35]*100" office:value-type="float" office:value="16.8876054301043">
            <text:p>16,89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Liechtenstein</text:p>
          </table:table-cell>
          <table:table-cell office:value-type="float" office:value="319">
            <text:p>319</text:p>
          </table:table-cell>
          <table:table-cell office:value-type="float" office:value="269">
            <text:p>269</text:p>
          </table:table-cell>
          <table:table-cell table:formula="of:=[.C36]-[.D36]" office:value-type="float" office:value="50">
            <text:p>50</text:p>
          </table:table-cell>
          <table:table-cell table:formula="of:=[.E36]/[.D36]*100" office:value-type="float" office:value="18.5873605947955">
            <text:p>18,59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Albania</text:p>
          </table:table-cell>
          <table:table-cell office:value-type="float" office:value="27605">
            <text:p>27605</text:p>
          </table:table-cell>
          <table:table-cell office:value-type="float" office:value="21792">
            <text:p>21792</text:p>
          </table:table-cell>
          <table:table-cell table:formula="of:=[.C37]-[.D37]" office:value-type="float" office:value="5813">
            <text:p>5813</text:p>
          </table:table-cell>
          <table:table-cell table:formula="of:=[.E37]/[.D37]*100" office:value-type="float" office:value="26.6749265785609">
            <text:p>26,67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Andora</text:p>
          </table:table-cell>
          <table:table-cell office:value-type="float" office:value="419">
            <text:p>419</text:p>
          </table:table-cell>
          <table:table-cell office:value-type="float" office:value="329">
            <text:p>329</text:p>
          </table:table-cell>
          <table:table-cell table:formula="of:=[.C38]-[.D38]" office:value-type="float" office:value="90">
            <text:p>90</text:p>
          </table:table-cell>
          <table:table-cell table:formula="of:=[.E38]/[.D38]*100" office:value-type="float" office:value="27.3556231003039">
            <text:p>27,36</text:p>
          </table:table-cell>
        </table:table-row>
        <table:table-row table:style-name="ro1">
          <table:table-cell table:style-name="Default"/>
          <table:table-cell office:value-type="string">
            <text:p>Suma</text:p>
          </table:table-cell>
          <table:table-cell table:formula="of:=SUM([.C2:.C38])" office:value-type="float" office:value="6183137">
            <text:p>6183137</text:p>
          </table:table-cell>
          <table:table-cell table:formula="of:=SUM([.D2:.D38])" office:value-type="float" office:value="5588684">
            <text:p>5588684</text:p>
          </table:table-cell>
          <table:table-cell table:formula="of:=SUM([.E2:.E38])" office:value-type="float" office:value="594453">
            <text:p>594453</text:p>
          </table:table-cell>
          <table:table-cell table:formula="of:=[.E39]/[.D39]*100" office:value-type="float" office:value="10.6367259268908">
            <text:p>10,6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B2:Arkusz1.F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20.10.2023</text:date>, <text:time>14:11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20T14:11:15.18</dc:date>
    <dc:creator>Andrzej Bystrzycki</dc:creator>
    <meta:editing-duration>PT3H47M41S</meta:editing-duration>
    <meta:editing-cycles>24</meta:editing-cycles>
    <meta:generator>OpenOffice.org/3.3$Win32 OpenOffice.org_project/330m20$Build-9567</meta:generator>
    <meta:document-statistic meta:table-count="3" meta:cell-count="233" meta:object-count="0"/>
  </office:meta>
</office:document-meta>
</file>